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font-weight="bold" officeooo:rsid="000f87e2" style:font-weight-asian="bold" style:font-weight-complex="bold"/>
    </style:style>
    <style:style style:name="P2" style:family="paragraph" style:parent-style-name="Standard">
      <style:paragraph-properties fo:margin-top="0.0398in" fo:margin-bottom="0.0398in" loext:contextual-spacing="false"/>
      <style:text-properties fo:font-style="italic" fo:font-weight="normal" officeooo:rsid="00104fe7" officeooo:paragraph-rsid="00104fe7" style:font-style-asian="italic" style:font-weight-asian="normal" style:font-style-complex="italic" style:font-weight-complex="normal"/>
    </style:style>
    <style:style style:name="P3" style:family="paragraph" style:parent-style-name="Standard">
      <style:paragraph-properties fo:margin-top="0.0398in" fo:margin-bottom="0.0398in" loext:contextual-spacing="false"/>
      <style:text-properties fo:font-style="italic" fo:font-weight="normal" officeooo:rsid="00105cc4" officeooo:paragraph-rsid="00105cc4" style:font-style-asian="italic" style:font-weight-asian="normal" style:font-style-complex="italic" style:font-weight-complex="normal"/>
    </style:style>
    <style:style style:name="P4" style:family="paragraph" style:parent-style-name="Standard">
      <style:paragraph-properties fo:margin-top="0.0398in" fo:margin-bottom="0.0398in" loext:contextual-spacing="false"/>
      <style:text-properties fo:font-style="italic" fo:font-weight="normal" officeooo:rsid="0012fef3" officeooo:paragraph-rsid="0012fef3" style:font-style-asian="italic" style:font-weight-asian="normal" style:font-style-complex="italic" style:font-weight-complex="normal"/>
    </style:style>
    <style:style style:name="P5" style:family="paragraph" style:parent-style-name="Standard">
      <style:paragraph-properties fo:margin-top="0.0398in" fo:margin-bottom="0.0398in" loext:contextual-spacing="false"/>
      <style:text-properties fo:font-style="italic" fo:font-weight="bold" officeooo:rsid="00104fe7" style:font-style-asian="italic" style:font-weight-asian="bold" style:font-style-complex="italic" style:font-weight-complex="bold"/>
    </style:style>
    <style:style style:name="P6" style:family="paragraph" style:parent-style-name="Standard">
      <style:paragraph-properties fo:margin-top="0.0398in" fo:margin-bottom="0.0398in" loext:contextual-spacing="false"/>
      <style:text-properties fo:font-style="italic" fo:font-weight="bold" officeooo:rsid="00104fe7" officeooo:paragraph-rsid="00104fe7" style:font-style-asian="italic" style:font-weight-asian="bold" style:font-style-complex="italic" style:font-weight-complex="bold"/>
    </style:style>
    <style:style style:name="P7" style:family="paragraph" style:parent-style-name="Standard">
      <style:paragraph-properties fo:margin-top="0.0398in" fo:margin-bottom="0.0398in" loext:contextual-spacing="false"/>
      <style:text-properties fo:font-style="italic" fo:font-weight="bold" officeooo:rsid="0011f7d9" officeooo:paragraph-rsid="00105cc4" style:font-style-asian="italic" style:font-weight-asian="bold" style:font-style-complex="italic" style:font-weight-complex="bold"/>
    </style:style>
    <style:style style:name="P8" style:family="paragraph" style:parent-style-name="Standard">
      <style:paragraph-properties fo:margin-top="0.0398in" fo:margin-bottom="0.0398in" loext:contextual-spacing="false"/>
      <style:text-properties fo:font-style="italic" fo:font-weight="bold" officeooo:rsid="0012ce59" officeooo:paragraph-rsid="00105cc4" style:font-style-asian="italic" style:font-weight-asian="bold" style:font-style-complex="italic" style:font-weight-complex="bold"/>
    </style:style>
    <style:style style:name="P9" style:family="paragraph" style:parent-style-name="Standard">
      <style:paragraph-properties fo:margin-top="0.0398in" fo:margin-bottom="0.0398in" loext:contextual-spacing="false"/>
      <style:text-properties fo:font-style="italic" fo:font-weight="bold" officeooo:rsid="0012fef3" officeooo:paragraph-rsid="0012ce59" style:font-style-asian="italic" style:font-weight-asian="bold" style:font-style-complex="italic" style:font-weight-complex="bold"/>
    </style:style>
    <style:style style:name="P10" style:family="paragraph" style:parent-style-name="Standard">
      <style:paragraph-properties fo:margin-top="0.0398in" fo:margin-bottom="0.0398in" loext:contextual-spacing="false"/>
      <style:text-properties fo:font-style="normal" fo:font-weight="bold" officeooo:rsid="0011f7d9" officeooo:paragraph-rsid="0011f7d9" style:font-style-asian="normal" style:font-weight-asian="bold" style:font-style-complex="normal" style:font-weight-complex="bold"/>
    </style:style>
    <style:style style:name="P11" style:family="paragraph" style:parent-style-name="Standard">
      <style:paragraph-properties fo:margin-top="0.0398in" fo:margin-bottom="0.0398in" loext:contextual-spacing="false"/>
      <style:text-properties fo:font-style="normal" fo:font-weight="bold" officeooo:rsid="00183357" officeooo:paragraph-rsid="00183357" style:font-style-asian="normal" style:font-weight-asian="bold" style:font-style-complex="normal" style:font-weight-complex="bold"/>
    </style:style>
    <style:style style:name="P12" style:family="paragraph" style:parent-style-name="Standard">
      <style:paragraph-properties fo:margin-top="0.0398in" fo:margin-bottom="0.0398in" loext:contextual-spacing="false"/>
      <style:text-properties fo:font-style="normal" fo:font-weight="bold" officeooo:rsid="001941f6" officeooo:paragraph-rsid="001941f6" style:font-style-asian="normal" style:font-weight-asian="bold" style:font-style-complex="normal" style:font-weight-complex="bold"/>
    </style:style>
    <style:style style:name="P13" style:family="paragraph" style:parent-style-name="Standard">
      <style:paragraph-properties fo:margin-top="0.0398in" fo:margin-bottom="0.0398in" loext:contextual-spacing="false"/>
      <style:text-properties fo:font-style="normal" fo:font-weight="bold" officeooo:rsid="001c6160" officeooo:paragraph-rsid="001c6160" style:font-style-asian="normal" style:font-weight-asian="bold" style:font-style-complex="normal" style:font-weight-complex="bold"/>
    </style:style>
    <style:style style:name="P14" style:family="paragraph" style:parent-style-name="Standard">
      <style:paragraph-properties fo:margin-top="0.0398in" fo:margin-bottom="0.0398in" loext:contextual-spacing="false"/>
      <style:text-properties fo:font-style="normal" fo:font-weight="bold" officeooo:rsid="001e1a2f" officeooo:paragraph-rsid="001e1a2f" style:font-style-asian="normal" style:font-weight-asian="bold" style:font-style-complex="normal" style:font-weight-complex="bold"/>
    </style:style>
    <style:style style:name="P15" style:family="paragraph" style:parent-style-name="Standard">
      <style:paragraph-properties fo:margin-top="0.0398in" fo:margin-bottom="0.0398in" loext:contextual-spacing="false"/>
      <style:text-properties fo:font-style="normal" fo:font-weight="bold" officeooo:rsid="002010a5" officeooo:paragraph-rsid="002010a5" style:font-style-asian="normal" style:font-weight-asian="bold" style:font-style-complex="normal" style:font-weight-complex="bold"/>
    </style:style>
    <style:style style:name="P16" style:family="paragraph" style:parent-style-name="Standard">
      <style:paragraph-properties fo:margin-top="0.0398in" fo:margin-bottom="0.0398in" loext:contextual-spacing="false"/>
      <style:text-properties fo:font-style="normal" fo:font-weight="normal" officeooo:rsid="00105cc4" officeooo:paragraph-rsid="00105cc4" style:font-style-asian="normal" style:font-weight-asian="normal" style:font-style-complex="normal" style:font-weight-complex="normal"/>
    </style:style>
    <style:style style:name="P17" style:family="paragraph" style:parent-style-name="Standard">
      <style:paragraph-properties fo:margin-top="0.0398in" fo:margin-bottom="0.0398in" loext:contextual-spacing="false"/>
      <style:text-properties fo:font-style="normal" fo:font-weight="normal" officeooo:rsid="0011f7d9" officeooo:paragraph-rsid="0011f7d9" style:font-style-asian="normal" style:font-weight-asian="normal" style:font-style-complex="normal" style:font-weight-complex="normal"/>
    </style:style>
    <style:style style:name="P18" style:family="paragraph" style:parent-style-name="Standard">
      <style:paragraph-properties fo:margin-top="0.0398in" fo:margin-bottom="0.0398in" loext:contextual-spacing="false"/>
      <style:text-properties fo:font-style="normal" fo:font-weight="normal" officeooo:rsid="0012ce59" officeooo:paragraph-rsid="0012ce59" style:font-style-asian="normal" style:font-weight-asian="normal" style:font-style-complex="normal" style:font-weight-complex="normal"/>
    </style:style>
    <style:style style:name="P19" style:family="paragraph" style:parent-style-name="Standard">
      <style:paragraph-properties fo:margin-top="0.0398in" fo:margin-bottom="0.0398in" loext:contextual-spacing="false"/>
      <style:text-properties fo:font-style="normal" fo:font-weight="normal" officeooo:rsid="001350a2" officeooo:paragraph-rsid="001350a2" style:font-style-asian="normal" style:font-weight-asian="normal" style:font-style-complex="normal" style:font-weight-complex="normal"/>
    </style:style>
    <style:style style:name="P20" style:family="paragraph" style:parent-style-name="Standard">
      <style:paragraph-properties fo:margin-top="0.0398in" fo:margin-bottom="0.0398in" loext:contextual-spacing="false"/>
      <style:text-properties fo:font-style="normal" fo:font-weight="normal" officeooo:rsid="0016baa5" officeooo:paragraph-rsid="0016baa5" style:font-style-asian="normal" style:font-weight-asian="normal" style:font-style-complex="normal" style:font-weight-complex="normal"/>
    </style:style>
    <style:style style:name="P21" style:family="paragraph" style:parent-style-name="Standard">
      <style:paragraph-properties fo:margin-top="0.0398in" fo:margin-bottom="0.0398in" loext:contextual-spacing="false"/>
      <style:text-properties fo:font-style="normal" fo:font-weight="bold" officeooo:rsid="00183357" officeooo:paragraph-rsid="0016baa5" style:font-style-asian="normal" style:font-weight-asian="bold" style:font-style-complex="normal" style:font-weight-complex="bold"/>
    </style:style>
    <style:style style:name="P22" style:family="paragraph" style:parent-style-name="Standard">
      <style:paragraph-properties fo:margin-top="0.0398in" fo:margin-bottom="0.0398in" loext:contextual-spacing="false"/>
      <style:text-properties fo:font-style="normal" fo:font-weight="bold" officeooo:rsid="001e1a2f" officeooo:paragraph-rsid="001c6160" style:font-style-asian="normal" style:font-weight-asian="bold" style:font-style-complex="normal" style:font-weight-complex="bold"/>
    </style:style>
    <style:style style:name="P23" style:family="paragraph" style:parent-style-name="Standard">
      <style:paragraph-properties fo:margin-top="0.0398in" fo:margin-bottom="0.0398in" loext:contextual-spacing="false"/>
      <style:text-properties fo:font-style="normal" fo:font-weight="bold" officeooo:rsid="001941f6" officeooo:paragraph-rsid="00183357" style:font-style-asian="normal" style:font-weight-asian="bold" style:font-style-complex="normal" style:font-weight-complex="bold"/>
    </style:style>
    <style:style style:name="P24" style:family="paragraph" style:parent-style-name="Standard">
      <style:paragraph-properties fo:margin-top="0.0398in" fo:margin-bottom="0.0398in" loext:contextual-spacing="false"/>
      <style:text-properties fo:font-style="normal" fo:font-weight="bold" officeooo:rsid="001b5728" officeooo:paragraph-rsid="001b5728" style:font-style-asian="normal" style:font-weight-asian="bold" style:font-style-complex="normal" style:font-weight-complex="bold"/>
    </style:style>
    <style:style style:name="P25" style:family="paragraph" style:parent-style-name="Standard">
      <style:paragraph-properties fo:margin-top="0.0398in" fo:margin-bottom="0.0398in" loext:contextual-spacing="false"/>
      <style:text-properties fo:font-style="normal" fo:font-weight="bold" officeooo:rsid="00210397" officeooo:paragraph-rsid="00210397" style:font-style-asian="normal" style:font-weight-asian="bold" style:font-style-complex="normal" style:font-weight-complex="bold"/>
    </style:style>
    <style:style style:name="P26" style:family="paragraph" style:parent-style-name="Standard">
      <style:paragraph-properties fo:margin-top="0.0398in" fo:margin-bottom="0.0398in" loext:contextual-spacing="false"/>
      <style:text-properties fo:font-style="normal" fo:font-weight="bold" officeooo:rsid="00229782" officeooo:paragraph-rsid="00229782" style:font-style-asian="normal" style:font-weight-asian="bold" style:font-style-complex="normal" style:font-weight-complex="bold"/>
    </style:style>
    <style:style style:name="P27" style:family="paragraph" style:parent-style-name="Standard">
      <style:paragraph-properties fo:margin-top="0.0398in" fo:margin-bottom="0.0398in" loext:contextual-spacing="false"/>
      <style:text-properties fo:font-style="normal" fo:font-weight="bold" officeooo:rsid="00322a08" officeooo:paragraph-rsid="00322a08" style:font-style-asian="normal" style:font-weight-asian="bold" style:font-style-complex="normal" style:font-weight-complex="bold"/>
    </style:style>
    <style:style style:name="P28" style:family="paragraph" style:parent-style-name="Standard">
      <style:paragraph-properties fo:margin-top="0.0398in" fo:margin-bottom="0.0398in" loext:contextual-spacing="false"/>
      <style:text-properties fo:font-style="normal" fo:font-weight="bold" officeooo:rsid="00322a08" officeooo:paragraph-rsid="0033ba13" style:font-style-asian="normal" style:font-weight-asian="bold" style:font-style-complex="normal" style:font-weight-complex="bold"/>
    </style:style>
    <style:style style:name="P29" style:family="paragraph" style:parent-style-name="Standard">
      <style:paragraph-properties fo:margin-top="0.0398in" fo:margin-bottom="0.0398in" loext:contextual-spacing="false"/>
      <style:text-properties fo:font-style="normal" fo:font-weight="bold" officeooo:rsid="0034a147" officeooo:paragraph-rsid="0034a147" style:font-style-asian="normal" style:font-weight-asian="bold" style:font-style-complex="normal" style:font-weight-complex="bold"/>
    </style:style>
    <style:style style:name="P30" style:family="paragraph" style:parent-style-name="Standard">
      <style:paragraph-properties fo:margin-top="0.0398in" fo:margin-bottom="0.0398in" loext:contextual-spacing="false"/>
      <style:text-properties fo:font-style="normal" fo:font-weight="bold" officeooo:rsid="003535d7" officeooo:paragraph-rsid="003535d7" style:font-style-asian="normal" style:font-weight-asian="bold" style:font-style-complex="normal" style:font-weight-complex="bold"/>
    </style:style>
    <style:style style:name="P31" style:family="paragraph" style:parent-style-name="Standard">
      <style:paragraph-properties fo:margin-top="0.0398in" fo:margin-bottom="0.0398in" loext:contextual-spacing="false"/>
      <style:text-properties fo:font-style="normal" fo:font-weight="normal" officeooo:rsid="001941f6" officeooo:paragraph-rsid="001941f6" style:font-style-asian="normal" style:font-weight-asian="normal" style:font-style-complex="normal" style:font-weight-complex="normal"/>
    </style:style>
    <style:style style:name="P32" style:family="paragraph" style:parent-style-name="Standard">
      <style:paragraph-properties fo:margin-top="0.0398in" fo:margin-bottom="0.0398in" loext:contextual-spacing="false"/>
      <style:text-properties fo:font-style="normal" fo:font-weight="normal" officeooo:rsid="00210397" officeooo:paragraph-rsid="00210397" style:font-style-asian="normal" style:font-weight-asian="normal" style:font-style-complex="normal" style:font-weight-complex="normal"/>
    </style:style>
    <style:style style:name="P33" style:family="paragraph" style:parent-style-name="Standard">
      <style:paragraph-properties fo:margin-top="0.0398in" fo:margin-bottom="0.0398in" loext:contextual-spacing="false"/>
      <style:text-properties fo:font-style="normal" fo:font-weight="normal" officeooo:rsid="00229782" officeooo:paragraph-rsid="00229782" style:font-style-asian="normal" style:font-weight-asian="normal" style:font-style-complex="normal" style:font-weight-complex="normal"/>
    </style:style>
    <style:style style:name="P34" style:family="paragraph" style:parent-style-name="Standard">
      <style:paragraph-properties fo:margin-top="0.0398in" fo:margin-bottom="0.0398in" loext:contextual-spacing="false"/>
      <style:text-properties fo:font-style="normal" fo:font-weight="normal" officeooo:rsid="00231a7c" officeooo:paragraph-rsid="00231a7c" style:font-style-asian="normal" style:font-weight-asian="normal" style:font-style-complex="normal" style:font-weight-complex="normal"/>
    </style:style>
    <style:style style:name="P35" style:family="paragraph" style:parent-style-name="Standard">
      <style:paragraph-properties fo:margin-top="0.0398in" fo:margin-bottom="0.0398in" loext:contextual-spacing="false"/>
      <style:text-properties fo:font-style="normal" fo:font-weight="normal" officeooo:rsid="0025051a" officeooo:paragraph-rsid="0025051a" style:font-style-asian="normal" style:font-weight-asian="normal" style:font-style-complex="normal" style:font-weight-complex="normal"/>
    </style:style>
    <style:style style:name="P36" style:family="paragraph" style:parent-style-name="Standard">
      <style:paragraph-properties fo:margin-top="0.0398in" fo:margin-bottom="0.0398in" loext:contextual-spacing="false"/>
      <style:text-properties fo:font-style="normal" fo:font-weight="normal" officeooo:rsid="0026fdda" officeooo:paragraph-rsid="0026fdda" style:font-style-asian="normal" style:font-weight-asian="normal" style:font-style-complex="normal" style:font-weight-complex="normal"/>
    </style:style>
    <style:style style:name="P37" style:family="paragraph" style:parent-style-name="Standard">
      <style:paragraph-properties fo:margin-top="0.0398in" fo:margin-bottom="0.0398in" loext:contextual-spacing="false"/>
      <style:text-properties fo:font-style="normal" fo:font-weight="normal" officeooo:rsid="002853ad" officeooo:paragraph-rsid="002853ad" style:font-style-asian="normal" style:font-weight-asian="normal" style:font-style-complex="normal" style:font-weight-complex="normal"/>
    </style:style>
    <style:style style:name="P38" style:family="paragraph" style:parent-style-name="Standard">
      <style:paragraph-properties fo:margin-top="0.0398in" fo:margin-bottom="0.0398in" loext:contextual-spacing="false"/>
      <style:text-properties fo:font-style="normal" fo:font-weight="normal" officeooo:rsid="002a2a8f" officeooo:paragraph-rsid="002a2a8f" style:font-style-asian="normal" style:font-weight-asian="normal" style:font-style-complex="normal" style:font-weight-complex="normal"/>
    </style:style>
    <style:style style:name="P39" style:family="paragraph" style:parent-style-name="Standard">
      <style:paragraph-properties fo:margin-top="0.0398in" fo:margin-bottom="0.0398in" loext:contextual-spacing="false"/>
      <style:text-properties officeooo:paragraph-rsid="002a2a8f"/>
    </style:style>
    <style:style style:name="T1" style:family="text">
      <style:text-properties fo:font-weight="normal" style:font-weight-asian="normal" style:font-weight-complex="normal"/>
    </style:style>
    <style:style style:name="T2" style:family="text">
      <style:text-properties fo:font-weight="normal" officeooo:rsid="001a16ba" style:font-weight-asian="normal" style:font-weight-complex="normal"/>
    </style:style>
    <style:style style:name="T3" style:family="text">
      <style:text-properties fo:font-weight="normal" officeooo:rsid="001b5728" style:font-weight-asian="normal" style:font-weight-complex="normal"/>
    </style:style>
    <style:style style:name="T4" style:family="text">
      <style:text-properties fo:font-weight="normal" officeooo:rsid="002d9ce0" style:font-weight-asian="normal" style:font-weight-complex="normal"/>
    </style:style>
    <style:style style:name="T5" style:family="text">
      <style:text-properties fo:font-weight="normal" officeooo:rsid="0033ba13"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105cc4" style:font-style-asian="normal" style:font-style-complex="normal"/>
    </style:style>
    <style:style style:name="T8" style:family="text">
      <style:text-properties fo:font-style="normal" officeooo:rsid="0012ce59" style:font-style-asian="normal" style:font-style-complex="normal"/>
    </style:style>
    <style:style style:name="T9" style:family="text">
      <style:text-properties fo:font-style="normal" fo:font-weight="normal" officeooo:rsid="002a2a8f" style:font-style-asian="normal" style:font-weight-asian="normal" style:font-style-complex="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210397" style:font-style-asian="italic" style:font-weight-asian="normal" style:font-style-complex="italic" style:font-weight-complex="normal"/>
    </style:style>
    <style:style style:name="T12" style:family="text">
      <style:text-properties fo:font-style="italic" fo:font-weight="normal" officeooo:rsid="002a2a8f"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231a7c" style:font-style-asian="italic" style:font-style-complex="italic"/>
    </style:style>
    <style:style style:name="T15" style:family="text">
      <style:text-properties fo:font-style="italic" officeooo:rsid="002aa4c9" style:font-style-asian="italic" style:font-style-complex="italic"/>
    </style:style>
    <style:style style:name="T16" style:family="text">
      <style:text-properties officeooo:rsid="0012ce59"/>
    </style:style>
    <style:style style:name="T17" style:family="text">
      <style:text-properties officeooo:rsid="00231a7c"/>
    </style:style>
    <style:style style:name="T18" style:family="text">
      <style:text-properties officeooo:rsid="002a2a8f"/>
    </style:style>
    <style:style style:name="T19" style:family="text">
      <style:text-properties officeooo:rsid="002e7403"/>
    </style:style>
    <style:style style:name="T20" style:family="text">
      <style:text-properties officeooo:rsid="002fb0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 Course – Beginner’s Tutorial for React JavaScript Library [2022]</text:p>
      <text:p text:style-name="P5">Why should you use React?</text:p>
      <text:p text:style-name="P2"><text:span text:style-name="T6">It is </text:span>composable,<text:span text:style-name="T6"> which means you can create components like lgo bricks to build with them a complete work, getting a much easier to navigate and understand, a better mantainability, and better organized project.</text:span></text:p>
      <text:p text:style-name="P2"><text:span text:style-name="T6">It is </text:span>declarative<text:span text:style-name="T6">, which means that gives you a layer of abstraction and you can just tell the cpu what to do and it worries on how to do it, the oposite of imperative (step by step)</text:span></text:p>
      <text:p text:style-name="P6">JSX</text:p>
      <text:p text:style-name="P2"><text:span text:style-name="T6">It is a syntax very much like common html that you write on js, if you create a jsx element</text:span><text:span text:style-name="T7"> and log it you’ll see that it is not a normal html element but a js object that contains the info to build the component</text:span></text:p>
      <text:p text:style-name="P16">It only expects one element, so if there are more, wrapp them</text:p>
      <text:p text:style-name="P7">Components </text:p>
      <text:p text:style-name="P10"><text:span text:style-name="T1">to create them you create a function, with pascal name (so with capital letter), and in the block </text:span><text:span text:style-name="T10">return</text:span><text:span text:style-name="T1"> ( the JSX you want ) in parenthesis</text:span></text:p>
      <text:p text:style-name="P17">To use them you create a tag with the component’s name, an self-closing. </text:p>
      <text:p text:style-name="P8">Create-React-App</text:p>
      <text:p text:style-name="P3"><text:span text:style-name="T16">npx create-react-app [app name]</text:span><text:span text:style-name="T8"> to automatically create a react app.</text:span></text:p>
      <text:p text:style-name="P18">The global styles should be on the same level as teh index.js, the images should be imported and used in curly braces so that the bundler can easily create an absolute path</text:p>
      <text:p text:style-name="P9">Props</text:p>
      <text:p text:style-name="P4"><text:span text:style-name="T6">You can pass props to any component </text:span>&lt;Component prop=”whatever” /&gt;<text:span text:style-name="T6"> and then use that prop <text:s/>in the component file </text:span>function Component(prop)<text:span text:style-name="T6"> So to make dynamic content</text:span></text:p>
      <text:p text:style-name="P19">To pass numbers, objects, etc (not strings) you need to pass them with curly braces {} </text:p>
      <text:p text:style-name="P20">You may need to pass many propertires, so instead of typing them off each one, you can pass a whole object like the individual element you are mapping an array, and pass the whole thing as one property so you can destructure it on the component indeed, but maybe want to descrturcture the properties on the implementation fo the component, so just use the spread operator inside curly braces and set the object with all the properties you want to pass to the component</text:p>
      <text:p text:style-name="P21">Event Listeners</text:p>
      <text:p text:style-name="P11"><text:span text:style-name="T1">You create the handler fn outside of the </text:span><text:span text:style-name="T10">return</text:span><text:span text:style-name="T1"> and inside the markup, you choose where to set the listener, like a &lt;button&gt;, and add to that tag a property called </text:span><text:span text:style-name="T10">onClick</text:span><text:span text:style-name="T1"> equal = to the fn you previously created. </text:span></text:p>
      <text:p text:style-name="P11"><text:span text:style-name="T1">There are many event listeners to choose: </text:span><text:a xlink:type="simple" xlink:href="https://reactjs.org/docs/events.html" text:style-name="Internet_20_link" text:visited-style-name="Visited_20_Internet_20_Link"><text:span text:style-name="T1">https://reactjs.org/docs/events.html</text:span></text:a><text:span text:style-name="T1"> </text:span></text:p>
      <text:p text:style-name="P13"><text:span text:style-name="T1">If you need to modify a state through the child, pass as propety to that child, pointing to the fn that changes the state, and on that child component you can use that prop passed to register a </text:span><text:span text:style-name="T10">onClic</text:span><text:span text:style-name="T1"> (or whatever), this because a native event listener cannot be put into a Component.</text:span></text:p>
      <text:p text:style-name="P15"><text:span text:style-name="T1">Some time you’ll need to pass a function as explained above, but including an argument, to do so for example on a </text:span><text:span text:style-name="T10">onClicl</text:span><text:span text:style-name="T1"> you have to set the value not to the fn indeed, but to a callback fn that uses the fn you want to set on the click event with the data you want it to have as parementer </text:span><text:span text:style-name="T10">onClick={() =&gt; toggle(id) }</text:span><text:span text:style-name="T1"> </text:span></text:p>
      <text:p text:style-name="P22">Dynamic Styles</text:p>
      <text:p text:style-name="P14"><text:soft-page-break/><text:span text:style-name="T1">You can set a </text:span><text:span text:style-name="T10">style=</text:span><text:span text:style-name="T1"> property on an html (JSX) element, and add the CSS propeties as an object, all with camel case. {backgroundColor: ‘purple’, color:’gray’}.</text:span></text:p>
      <text:p text:style-name="P14"><text:span text:style-name="T1">But remember you need curly braces to enter JS while on JSX so it will look weird but it will have two sets of parenthesis </text:span><text:span text:style-name="T10">style= {{ backgroundColor: ‘black’ }}</text:span><text:span text:style-name="T1"> </text:span></text:p>
      <text:p text:style-name="P26">Forms</text:p>
      <text:p text:style-name="P26"><text:span text:style-name="T1">There are a multiple amount of libraries that help you handle this, but for simple forms there are a few tips</text:span></text:p>
      <text:p text:style-name="P33">Don’t forget there is a <text:span text:style-name="T13">onChange</text:span> property you can add in the JSX that will be trigered every time someone types on the &lt;input /&gt;</text:p>
      <text:p text:style-name="P33">In the &lt;input /&gt; tag you may watnt to add the <text:span text:style-name="T13">onChange</text:span> in order fro some fn to run and change the statae somehow, but what if there are multiple input fields and you need to diferientiate between them on the handler fn, so you add the classic <text:span text:style-name="T13">name</text:span> property on the &lt;input /&gt; and then in the <text:span text:style-name="T13">event</text:span> you get on the handler fn which is based on the <text:span text:style-name="T13">onChange</text:span> you can extract <text:span text:style-name="T13">e.target.name</text:span> to retrieve the input field’<text:span text:style-name="T17">s</text:span> name. <text:span text:style-name="T17">You will probably end up returning an object with the destructure previous object first and then set </text:span><text:span text:style-name="T14">[e.target.name]: event.target.value</text:span><text:span text:style-name="T17"> the brackets are necessary for it to become a key on the object, </text:span><text:span text:style-name="T19">it is called computed property </text:span><text:span text:style-name="T17">(thankfuly and scince ES6)</text:span></text:p>
      <text:p text:style-name="P36">A tip on the last thing wrote above is that is more useful to destructure and get the necessary values <text:span text:style-name="T13">const </text:span><text:span text:style-name="T15">{</text:span><text:span text:style-name="T13">name, value, type, checked</text:span><text:span text:style-name="T15">}</text:span><text:span text:style-name="T13"> = event.target </text:span>looks like you still need the brackets though</text:p>
      <text:p text:style-name="P34">Controlled values. The &lt;input /&gt; manages it’s own state and even when binding to the components state as done avobe, still the input gets the data passes it to the state and they are both equal, basically the component’s state mirroing the input fild’s state, so Not one single source of truth. To fix this just add the <text:span text:style-name="T13">value</text:span> property to the &lt;input /&gt; and then set it to be the exact piece of the component’s state it represents</text:p>
      <text:p text:style-name="P37">the &lt;label&gt; tag can have a <text:span text:style-name="T13">htmlFor</text:span> property similar to <text:span text:style-name="T13">for</text:span> in html, and set it equal = to the <text:span text:style-name="T13">id</text:span> of the &lt;input /&gt; you want it to match</text:p>
      <text:p text:style-name="P35">The &lt;textarea /&gt; in JSX contrary to classic html is a self closing tag, and then all the rest remains the same, especially the thing about the <text:span text:style-name="T13">value</text:span> </text:p>
      <text:p text:style-name="P36">The &lt;input type=’checkbox” /&gt; is more complicated to use in the state as done before. This type of input field has the <text:span text:style-name="T13">checked</text:span> property which will get a boolean. In the handler fn to reuse it you can set the value of the <text:span text:style-name="T13">[name]</text:span> to be a ternary that checks the <text:span text:style-name="T13">type</text:span> in order for it to discplau the <text:span text:style-name="T13">[value]</text:span> or the <text:span text:style-name="T13">[checked]</text:span> </text:p>
      <text:p text:style-name="P37">Thngs with <text:span text:style-name="T13">&lt;input type=”radio”&gt;</text:span> are more complicated. First the <text:span text:style-name="T13">name</text:span> property on all of them should be the same, this avoids multiple choices. Then the <text:span text:style-name="T13">value</text:span> in this case must be hard-coded to what that input field holds. Then the handler can be used as on all the others but the <text:span text:style-name="T13">checked</text:span> property (same that type checkbox uses) needs to exist and havea a value in order for the input to be controlled, since it receives only booleans you need to pass a <text:span text:style-name="T18">simple </text:span>ternary operator and if it is equal <text:span text:style-name="T18">==</text:span>= to the same string used on the <text:span text:style-name="T13">value</text:span> </text:p>
      <text:p text:style-name="P38">For the <text:span text:style-name="T13">&lt;select&gt;</text:span> with many <text:span text:style-name="T13">&lt;option&gt;</text:span> you add the <text:span text:style-name="T13">value</text:span> <text:s/>of the piece of the state on the select tag and then a <text:span text:style-name="T13">value</text:span> for every option tag</text:p>
      <text:p text:style-name="P39"><text:span text:style-name="T9">Youcan have a </text:span><text:span text:style-name="T12">onSubmit</text:span><text:span text:style-name="T9"> property on a </text:span><text:span text:style-name="T12">&lt;form&gt;</text:span><text:span text:style-name="T9"> so that when you sumit it calles the fn you set in there</text:span></text:p>
      <text:p text:style-name="P23">useState</text:p>
      <text:p text:style-name="P12"><text:span text:style-name="T1">The state handles values created and managed inside the component, different to props that are inmutable, as </text:span><text:span text:style-name="T3">t</text:span><text:span text:style-name="T1">hey come from outside.</text:span></text:p>
      <text:p text:style-name="P12"><text:span text:style-name="T1">You get an array of two elements, the first the value the second a function, so you can destructure them </text:span><text:span text:style-name="T10">const [value, function] = useState(‘something’)</text:span><text:span text:style-name="T1"> the argument in the hook can be empty</text:span></text:p>
      <text:p text:style-name="P31"><text:soft-page-break/>The value is the value in that moment in time and the function is a setter, that mutates the value from the array</text:p>
      <text:p text:style-name="P12"><text:span text:style-name="T1">It is not recommended to ever change the value directly </text:span><text:span text:style-name="T2">when needed,</text:span><text:span text:style-name="T1"> so it is better to set a callback fn inside the setter function, wherever you are using it. This callback fn automatically has the previous value (or actual value before the change) and you now can modify it and return it. </text:span><text:span text:style-name="T4">If you are going to do an implicit return of an object wrapp it on parenthesis</text:span></text:p>
      <text:p text:style-name="P24"><text:span text:style-name="T1">When you state is an array or object, and you are going to modify just one element or value, on the callback fn in the setter fn you need to use the spread operator … on the previous value (previous object in this case) in order for it to make a copy of the whole object and then mutate the value you want, </text:span><text:span text:style-name="T11">{ ...prevObj, oneThing: newValue }</text:span></text:p>
      <text:p text:style-name="P25"><text:span text:style-name="T1">There will be a time when a child component needs to do a change and it affects or only can be done on the parent’s state. To modify the parent state through the child component, you can create a function that gets an </text:span><text:span text:style-name="T10">id</text:span><text:span text:style-name="T1"> as parameter, inside do whatever you need with the setter fn, probably based on the id you receive. Then pass that fn as a prop to the child component and there you can create n event listener probably, that </text:span><text:span text:style-name="T10">onSomething</text:span><text:span text:style-name="T1"> has as value an anonymus fn which in the block executes the </text:span><text:span text:style-name="T10">props.parentFn(id)</text:span><text:span text:style-name="T1"> where you will give the id. And so it travels to be executed in the parent fn</text:span></text:p>
      <text:p text:style-name="P32">There is another way that creates a closure (hope to be clear), where in the simple same exmaple as above, you can avoid passing an <text:span text:style-name="T13">id</text:span> to each child component, and avoid setting the prop to be the fn created on the parent to set the state (as said above), but instead pass the fn as props, but right there in the parent, on the child components implementatcion, set that prop to be the anonymus fn that on the block calles the fn that handles evrything with an id as paramenter, passing right there the id, so in the chiled component the <text:span text:style-name="T13">onSomething</text:span> event listener can be just equal = to <text:span text:style-name="T13">{props.parentFn}</text:span> because each one will be already binded with its id</text:p>
      <text:p text:style-name="P25"><text:span text:style-name="T20">useEffect</text:span></text:p>
      <text:p text:style-name="P27"><text:span text:style-name="T1">A powerful react hook, that uses two parameters, a callback fn and an array of dependencies.</text:span></text:p>
      <text:p text:style-name="P28"><text:span text:style-name="T1">The function, usually an arrow one, will do whatever you need, usually it is to handle side-effects, so code outside the app, after the JSX is rendered. </text:span><text:span text:style-name="T5">And even when the whole component is re-rendered beause of a state’s change this fn will not run. Unless one dependency was that changed state</text:span></text:p>
      <text:p text:style-name="P27"><text:span text:style-name="T1">The second parameter, is an array with all the places on the code that React needs to watch </text:span><text:span text:style-name="T5">the values </text:span><text:span text:style-name="T1">in order for it to see if running the fn is necessary</text:span></text:p>
      <text:p text:style-name="P27"><text:span text:style-name="T1">If you have no dependencies </text:span><text:span text:style-name="T5">array </text:span><text:span text:style-name="T1">it will run only one time at the beginning, if the array is empty it will run only once </text:span></text:p>
      <text:p text:style-name="P29"><text:span text:style-name="T1">If your component has a useEffect and then the component is unmounted, the useEffect may still be registered or trying some side-effect or else, in this case you can clean the component when it is unmounting by adding a </text:span><text:span text:style-name="T10">return</text:span><text:span text:style-name="T1"> in the callback fn which will be another fn in which you may undo what you did on the useEffect</text:span></text:p>
      <text:p text:style-name="P30"><text:span text:style-name="T1">there is a catch on using </text:span><text:span text:style-name="T10">async...await</text:span><text:span text:style-name="T1"> on the useEffect, and it is that the async fn will automatically return a promise which is not what useEffect exects, it expects a clean-up fn. The work around this is to create a fn inside the useEffect callback’s fn, this can be a </text:span><text:span text:style-name="T10">async</text:span><text:span text:style-name="T1"> one and you mey use it as you wish, then after it call it. And if you need the add the </text:span><text:span text:style-name="T10">return</text:span><text:span text:style-name="T1"> to the clean-up fn</text:span></text:p>
      <text:p text:style-name="P30"><text:span text:style-name="T1"/></text:p>
      <text:p text:style-name="P30"><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7:28:01.319602585</meta:creation-date>
    <dc:date>2022-03-02T19:03:31.476495802</dc:date>
    <meta:editing-duration>PT15H10M41S</meta:editing-duration>
    <meta:editing-cycles>10</meta:editing-cycles>
    <meta:generator>LibreOffice/6.4.7.2$Linux_X86_64 LibreOffice_project/40$Build-2</meta:generator>
    <meta:document-statistic meta:table-count="0" meta:image-count="0" meta:object-count="0" meta:page-count="3" meta:paragraph-count="52" meta:word-count="1848" meta:character-count="9931" meta:non-whitespace-character-count="8121"/>
  </office:meta>
</office:document-meta>
</file>